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officeooo:paragraph-rsid="00509ce3"/>
    </style:style>
    <style:style style:name="P4" style:family="paragraph" style:parent-style-name="Text_20_body" style:list-style-name="L1">
      <style:text-properties officeooo:rsid="001c0b4b" officeooo:paragraph-rsid="001c0b4b"/>
    </style:style>
    <style:style style:name="T1" style:family="text">
      <style:text-properties officeooo:rsid="0013a85c"/>
    </style:style>
    <style:style style:name="T2" style:family="text">
      <style:text-properties officeooo:rsid="00224841"/>
    </style:style>
    <style:style style:name="T3" style:family="text">
      <style:text-properties officeooo:rsid="00310201"/>
    </style:style>
    <style:style style:name="T4" style:family="text">
      <style:text-properties officeooo:rsid="003179ed"/>
    </style:style>
    <style:style style:name="T5" style:family="text">
      <style:text-properties officeooo:rsid="0032d59a"/>
    </style:style>
    <style:style style:name="T6" style:family="text">
      <style:text-properties officeooo:rsid="003370e0"/>
    </style:style>
    <style:style style:name="T7" style:family="text">
      <style:text-properties officeooo:rsid="00384229"/>
    </style:style>
    <style:style style:name="T8" style:family="text">
      <style:text-properties officeooo:rsid="0039c8de"/>
    </style:style>
    <style:style style:name="T9" style:family="text">
      <style:text-properties officeooo:rsid="00509ce3"/>
    </style:style>
    <style:style style:name="T10" style:family="text">
      <style:text-properties officeooo:rsid="00521b3d"/>
    </style:style>
    <style:style style:name="T11" style:family="text">
      <style:text-properties officeooo:rsid="00572d95"/>
    </style:style>
    <style:style style:name="T12" style:family="text">
      <style:text-properties officeooo:rsid="00576dcb"/>
    </style:style>
    <style:style style:name="T13" style:family="text">
      <style:text-properties officeooo:rsid="005973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1:18-27</text:h>
      <text:h text:style-name="Heading_20_2" text:outline-level="2"><text:bookmark text:name="en-GNT-26891"/>Jesus Curses the Fig Tree <text:span text:style-name="T1">(18-22)</text:span></text:h>
      <text:list xml:id="list3321873652" text:style-name="L1">
        <text:list-item>
          <text:p text:style-name="P1">On his way back to the city early next morning, Jesus was hungry. <text:bookmark text:name="en-GNT-26892"/>He saw a fig tree by the side of the road and went to it, but found nothing on it except leaves. So he said to the tree, “You will never again bear fruit!” At once the fig tree dried up.<text:bookmark text:name="en-GNT-26893"/> The disciples saw this and were astounded. “How did the fig tree dry up so quickly?” they asked.<text:bookmark text:name="en-GNT-26894"/> Jesus answered, “I assure you that if you believe and do not doubt, you will be able to do what I have done to this fig tree. And not only this, but you will even be able to say to this hill, ‘Get up and throw yourself in the sea,’ and it will. <text:bookmark text:name="en-GNT-26895"/>If you believe, you will receive whatever you ask for in prayer.”</text:p>
        </text:list-item>
        <text:list-item>
          <text:p text:style-name="P4">In these verses Jesus exhibited the power of faith, faith that instantly dried out a fig tree. <text:span text:style-name="T2">This faith is not only for Jesus, we can also exercise this kind of faith </text:span><text:span text:style-name="T3">that can move mountains </text:span><text:span text:style-name="T7">as Christ himself mentioned</text:span><text:span text:style-name="T3">. </text:span><text:span text:style-name="T4">Christ has said this repeatedly,</text:span><text:span text:style-name="T8"> we can also have this kind of faith</text:span><text:span text:style-name="T4">, we can also have this level of faith. </text:span><text:span text:style-name="T8">Why</text:span><text:span text:style-name="T4"> is it I don’t have this level of faith? </text:span><text:span text:style-name="T5">Why do I doubt? </text:span><text:span text:style-name="T6">I now want to exercise this faith in my life for the glory of God.</text:span></text:p>
        </text:list-item>
      </text:list>
      <text:h text:style-name="Heading_20_2" text:outline-level="2"><text:bookmark text:name="en-GNT-26896"/>The Question about Jesus' Authority <text:span text:style-name="T1">(22-27)</text:span></text:h>
      <text:list xml:id="list2325960804" text:style-name="L2">
        <text:list-item>
          <text:p text:style-name="P2">Jesus came back to the Temple; and as he taught, the chief priests and the elders came to him and asked, “What right do you have to do these things? Who gave you such right?”<text:bookmark text:name="en-GNT-26897"/> Jesus answered them, “I will ask you just one question, and if you give me an answer, I will tell you what right I have to do these things. <text:bookmark text:name="en-GNT-26898"/>Where did John's right to baptize come from: was it from God or from human beings?” They started to argue among themselves, “What shall we say? If we answer, ‘From God,’ he will say to us, ‘Why, then, did you not believe John?’ <text:bookmark text:name="en-GNT-26899"/>But if we say, ‘From human beings,’ we are afraid of what the people might do, because they are all convinced that John was a prophet.”<text:bookmark text:name="en-GNT-26900"/> So they answered Jesus, “We don't know.” And he said to them, “Neither will I tell you, then, by what right I do these things.</text:p>
        </text:list-item>
        <text:list-item>
          <text:p text:style-name="P3"><text:span text:style-name="T9">Christs authority to preach and </text:span><text:span text:style-name="T11">to </text:span><text:span text:style-name="T9">do all he did came from God and not from </text:span><text:span text:style-name="T10">human. </text:span><text:span text:style-name="T12">God’s authority is above and beyond any authority. Now that we know about the authority of God do we believe? If no, why not? Let’s not be like the chief priests who knew th</text:span><text:span text:style-name="T13">at</text:span><text:span text:style-name="T12"> John was a messenger from God but did not believ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04:37:51.240290407</meta:creation-date>
    <dc:date>2022-01-17T05:06:13.501783790</dc:date>
    <meta:editing-duration>PT28M14S</meta:editing-duration>
    <meta:editing-cycles>20</meta:editing-cycles>
    <meta:generator>LibreOffice/6.4.7.2$Linux_X86_64 LibreOffice_project/40$Build-2</meta:generator>
    <meta:document-statistic meta:table-count="0" meta:image-count="0" meta:object-count="0" meta:page-count="1" meta:paragraph-count="7" meta:word-count="464" meta:character-count="2326" meta:non-whitespace-character-count="1873"/>
  </office:meta>
</office:document-meta>
</file>